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DejaVu Sans" fo:font-weight="normal" style:font-weight-asian="normal" style:font-weight-complex="normal"/>
    </style:style>
    <style:style style:name="P2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DejaVu Sans" fo:language="en" fo:country="US" fo:font-weight="normal" style:font-weight-asian="normal" style:font-weight-complex="normal"/>
    </style:style>
    <style:style style:name="P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weight="normal" style:font-weight-asian="normal" style:font-weight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in" style:auto-text-indent="false" fo:break-before="page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DejaVu Sans" fo:font-size="24pt" fo:font-weight="bold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DejaVu Sans" fo:font-size="20pt" fo:font-weight="bold" style:font-size-asian="20pt" style:font-size-complex="20pt"/>
    </style:style>
    <style:style style:name="P9" style:family="paragraph" style:parent-style-name="Text_20_body">
      <style:paragraph-properties fo:text-align="justify" style:justify-single-word="false" fo:break-before="page"/>
      <style:text-properties style:font-name="DejaVu Sans" fo:font-weight="bold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DejaVu Sans" fo:font-style="normal" style:font-style-asian="normal" style:font-style-complex="normal"/>
    </style:style>
    <style:style style:name="P11" style:family="paragraph" style:parent-style-name="Text_20_body" style:list-style-name="L2">
      <style:paragraph-properties fo:text-align="justify" style:justify-single-word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DejaVu Sans" fo:font-weight="normal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DejaVu Sans"/>
    </style:style>
    <style:style style:name="P14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DejaVu Sans" fo:language="en" fo:country="US" fo:font-weight="normal" style:font-weight-asian="normal" style:font-weight-complex="normal"/>
    </style:style>
    <style:style style:name="P15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DejaVu Sans" fo:font-weight="normal" style:font-weight-asian="normal" style:font-weight-complex="normal"/>
    </style:style>
    <style:style style:name="P16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DejaVu Sans"/>
    </style:style>
    <style:style style:name="P17" style:family="paragraph" style:parent-style-name="Text_20_body">
      <style:paragraph-properties fo:margin-left="0.4925in" fo:margin-right="0in" fo:text-align="justify" style:justify-single-word="false" fo:text-indent="0in" style:auto-text-indent="false"/>
    </style:style>
    <style:style style:name="P18" style:family="paragraph" style:parent-style-name="Text_20_body" style:list-style-name="L1">
      <style:paragraph-properties fo:margin-left="0.4925in" fo:margin-right="0in" fo:text-align="justify" style:justify-single-word="false" fo:text-indent="-0.25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DejaVu Sans"/>
    </style:style>
    <style:style style:name="T2" style:family="text">
      <style:text-properties style:text-position="super 58%"/>
    </style:style>
    <style:style style:name="T3" style:family="text">
      <style:text-properties style:font-name="Courier New"/>
    </style:style>
    <style:style style:name="T4" style:family="text">
      <style:text-properties style:font-name="Courier New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>MC930A - Computação Gráfica </text:p>
      <text:p text:style-name="P7">Prof: Helio Pedrini</text:p>
      <text:p text:style-name="P7"/>
      <text:p text:style-name="P7"/>
      <text:p text:style-name="P7"/>
      <text:p text:style-name="P7"/>
      <text:p text:style-name="P7"/>
      <text:p text:style-name="P7">Trabalho 3</text:p>
      <text:p text:style-name="P7"/>
      <text:p text:style-name="P7"/>
      <text:p text:style-name="P8"/>
      <text:p text:style-name="P8">Entrega: 26/10/2009</text:p>
      <text:p text:style-name="P7"/>
      <text:p text:style-name="P7"/>
      <text:p text:style-name="P7"/>
      <text:p text:style-name="P7"/>
      <text:p text:style-name="P8">Aluno: Gustavo Serra Scalet</text:p>
      <text:p text:style-name="P8">RA: 061358</text:p>
      <text:p text:style-name="P9">Introdução:</text:p>
      <text:p text:style-name="P1"/>
      <text:p text:style-name="P1">Esse exercício, descrito no documento<text:span text:style-name="T2">1</text:span>, teve o objetivo de construirmos objetos complexos com primitivas simples do OpenGL e, além disso, adicionarmos uma textura a esse objeto. Utilizamos o formato Wavefront OBJ como descrição desses objetos complexos e as texturas são carregadas utilizando a Python Image Library (PIL). Utilizando a PIL podemos carregar diversos formatos de imagem, entre elas jpg, gif, bmp e png.</text:p>
      <text:p text:style-name="P1">A minha implementação foi feita em Python pois é uma linguagem a qual eu possuo maior experiência e satisfação em programar. A prototipagem do trabalho foi rápida e a maior dificuldade encontrada foi entender como mapear a textura no objeto e quais diretrizes OpenGL devemos ativar para que possamos visualizar o objeto com a textura adequadamente.</text:p>
      <text:p text:style-name="P9">Comandos (exibidos na inicialização do programa):</text:p>
      <text:p text:style-name="P1"/>
      <text:p text:style-name="P1">Gerais:</text:p>
      <text:p text:style-name="P2">ESC key: Quit.</text:p>
      <text:p text:style-name="P2">SPACE key: Switches the view.</text:p>
      <text:p text:style-name="P2"/>
      <text:p text:style-name="P3">Transformação de escala:</text:p>
      <text:p text:style-name="P2">+ key: Makes the object bigger.</text:p>
      <text:p text:style-name="P2">- key: Makes the object smaller.</text:p>
      <text:p text:style-name="P3"/>
      <text:p text:style-name="P3">Transformação de translação:</text:p>
      <text:p text:style-name="P2">ARROW keys: Moves the object.</text:p>
      <text:p text:style-name="P3"/>
      <text:p text:style-name="P3">Transformação de rotação:</text:p>
      <text:p text:style-name="P2">R key: +Rolls the object (through the X axis).</text:p>
      <text:p text:style-name="P2">r key: -Rolls the object (through the X axis).</text:p>
      <text:p text:style-name="P2">Y key: +Yaws the object (through the Y axis).</text:p>
      <text:p text:style-name="P2">y key: -Yaws the object (through the Y axis).</text:p>
      <text:p text:style-name="P2">P key: +Piches <text:s/>the object (through the Z axis).</text:p>
      <text:p text:style-name="P2">p key: -Piches the object (through the Z axis).</text:p>
      <text:p text:style-name="P2"/>
      <text:p text:style-name="P1">Seleção de texturas:</text:p>
      <text:p text:style-name="P15">1: textures/bricks.bmp</text:p>
      <text:p text:style-name="P15">2: textures/grass.bmp</text:p>
      <text:p text:style-name="P15">3: textures/s128.bmp</text:p>
      <text:p text:style-name="P15">4: textures/stone.bmp</text:p>
      <text:p text:style-name="P15">5: textures/tile.bmp</text:p>
      <text:p text:style-name="P15">6: textures/tree.bmp</text:p>
      <text:p text:style-name="P9">Descrição alto-nível das novas funções utilizadas nesse exercício</text:p>
      <text:p text:style-name="P10"/>
      <text:p text:style-name="P13">image.tostring()</text:p>
      <text:p text:style-name="P16">Converte a imagem em uma <text:span text:style-name="T3">string</text:span> com as informações dos <text:span text:style-name="T3">pixels</text:span>, para que possa ser utilizada pelo OpenGL.</text:p>
      <text:p text:style-name="P16"/>
      <text:p text:style-name="P13">glEnable(GL_TEXTURE_2D | GL_TEXTURE_GEN_S | GL_TEXTURE_GEN_T)</text:p>
      <text:p text:style-name="P16">Habilita a visualização de texturas em duas dimensões.</text:p>
      <text:p text:style-name="P13"/>
      <text:p text:style-name="P13">glTexImage2D()</text:p>
      <text:p text:style-name="P16">Usado para carregar a imagem (em formato string, obtida pelo image.tostring()) para o OpenGL a fim de ser utilizada como textura.</text:p>
      <text:p text:style-name="P16"/>
      <text:p text:style-name="P13">glTexCoord2f()</text:p>
      <text:p text:style-name="P16">O mapeamento da superfície do polígono atual para a textura carregada. No nosso caso estaremos trabalhando com texturas bi-dimensionais, sendo os parâmetros dessa função <text:span text:style-name="T3">s</text:span> e <text:span text:style-name="T3">t</text:span>, que são os valores <text:span text:style-name="T3">x</text:span> e <text:span text:style-name="T3">y</text:span> na imagem.</text:p>
      <text:p text:style-name="P16"/>
      <text:p text:style-name="P13">glTexEnvf()</text:p>
      <text:p text:style-name="P16">Especifica como será a aplicação da textura em nossa imagem. Utilizei os parâmetros GL_TEXTURE_ENV, GL_TEXTURE_ENV_MODE e GL_MODULATE para obter os resultados desejados.</text:p>
      <text:p text:style-name="P13"/>
      <text:p text:style-name="P13">glTexParameterf()</text:p>
      <text:p text:style-name="P17"><text:span text:style-name="T1">Parâmetros da aplicação da textura. Utilizei GL_CLAMP, GL_REPEAT nas coordenadas s e t a fim de que a textura seja contínua. Para melhorar a visualização utilizei GL_LINEAR na GL_TEXTURE_MAG_FILTER e GL_TEXTURE_MIN_FILTER.</text:span></text:p>
      <text:p text:style-name="P6">Especificidades da minha solução</text:p>
      <text:p text:style-name="P5"/>
      <text:list xml:id="list2042235365" text:style-name="L1">
        <text:list-item>
          <text:p text:style-name="P18">O menu é impresso na saída padrão.</text:p>
        </text:list-item>
        <text:list-item>
          <text:p text:style-name="P18">O parser do OBJ é restrito ao tipo simplificado fornecido pelos arquivos de exemplo.</text:p>
        </text:list-item>
        <text:list-item>
          <text:p text:style-name="P18">O arquivo OBJ a ser interpretado deve ser passado pelo argv oriundo da execução do binário principal (exercicio2.py), sendo assim, interprete o script como: <text:span text:style-name="T3">python exercise3.py objs/cow.obj</text:span>, por exemplo.</text:p>
        </text:list-item>
        <text:list-item>
          <text:p text:style-name="P18">Se desejar adicionar mais texturas basta colocá-la em um formato compatível (bmp, gif, jpg ou png) na pasta <text:span text:style-name="T3">texturas/</text:span> e depois executar o programa. A textura já aparecerá como uma nova opção no menu (que está ordenado por ordem alfabética).</text:p>
        </text:list-item>
        <text:list-item>
          <text:p text:style-name="P18">Há muitas opções (parâmetros) de texturização no OpenGL porém a minha solução apenas implementa a que eu obtive melhor resultado.</text:p>
        </text:list-item>
      </text:list>
      <text:p text:style-name="P6">Limitações:</text:p>
      <text:p text:style-name="P4"/>
      <text:list xml:id="list1447732960" text:style-name="L2">
        <text:list-item>
          <text:p text:style-name="P11">A função de escala não está se comportando adequadamente, porém essa não era uma exigência dessa tarefa.</text:p>
        </text:list-item>
        <text:list-item>
          <text:p text:style-name="P11">O número de texturas que podem ser carregadas simultaneamente não é infinito, visto que cada arquivo de textura estará mapeada para um caractere ascii a partir do 49 (caractere '1'), sendo então o máximo de texturas suportadas 33 arquivos (do 49 ('1') até o 82 ('R')).</text:p>
        </text:list-item>
      </text:list>
      <text:p text:style-name="P6">Referências:</text:p>
      <text:p text:style-name="P4"/>
      <text:p text:style-name="P5">1 - http://www.ic.unicamp.br/~helio/disciplinas/MC930/trabalho3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Bitstream Vera Sans" style:font-size-asian="12pt" style:language-asian="ja" style:country-asian="JP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20:40:56</meta:creation-date>
    <dc:date>2009-10-26T22:26:01</dc:date>
    <meta:editing-duration>PT05H20M03S</meta:editing-duration>
    <meta:editing-cycles>17</meta:editing-cycles>
    <meta:generator>OpenOffice.org/3.1$Linux OpenOffice.org_project/310m19$Build-9420</meta:generator>
    <meta:document-statistic meta:table-count="0" meta:image-count="0" meta:object-count="0" meta:page-count="7" meta:paragraph-count="56" meta:word-count="590" meta:character-count="3857"/>
  </office:meta>
</office:document-meta>
</file>